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office="urn:oasis:names:tc:opendocument:xmlns:office:1.0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xmlns:xforms="http://www.w3.org/2002/xforms" office:version="1.1">
  <office:scripts/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6.8444in" table:align="margins"/>
    </style:style>
    <style:style style:name="Tabelle1.A" style:family="table-column">
      <style:table-column-properties style:column-width="0.7319in" style:rel-column-width="7007*"/>
    </style:style>
    <style:style style:name="Tabelle1.B" style:family="table-column">
      <style:table-column-properties style:column-width="2.3528in" style:rel-column-width="22525*"/>
    </style:style>
    <style:style style:name="Tabelle1.C" style:family="table-column">
      <style:table-column-properties style:column-width="0.5528in" style:rel-column-width="5296*"/>
    </style:style>
    <style:style style:name="Tabelle1.D" style:family="table-column">
      <style:table-column-properties style:column-width="0.534in" style:rel-column-width="5116*"/>
    </style:style>
    <style:style style:name="Tabelle1.E" style:family="table-column">
      <style:table-column-properties style:column-width="0.5438in" style:rel-column-width="5206*"/>
    </style:style>
    <style:style style:name="Tabelle1.F" style:family="table-column">
      <style:table-column-properties style:column-width="0.684in" style:rel-column-width="6552*"/>
    </style:style>
    <style:style style:name="Tabelle1.H" style:family="table-column">
      <style:table-column-properties style:column-width="0.7604in" style:rel-column-width="7281*"/>
    </style:style>
    <style:style style:name="Tabel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382in" fo:border="0.05pt solid #000000">
        <style:background-image/>
      </style:table-cell-properties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B2" style:family="table-cell">
      <style:table-cell-properties fo:padding="0.0382in" fo:border-left="0.05pt solid #000000" fo:border-right="none" fo:border-top="none" fo:border-bottom="0.05pt solid #000000"/>
    </style:style>
    <style:style style:name="Tabelle1.C2" style:family="table-cell">
      <style:table-cell-properties fo:padding="0.0382in" fo:border-left="0.05pt solid #000000" fo:border-right="none" fo:border-top="none" fo:border-bottom="0.05pt solid #000000"/>
    </style:style>
    <style:style style:name="Tabelle1.D2" style:family="table-cell">
      <style:table-cell-properties fo:padding="0.0382in" fo:border-left="0.05pt solid #000000" fo:border-right="none" fo:border-top="none" fo:border-bottom="0.05pt solid #000000"/>
    </style:style>
    <style:style style:name="Tabelle1.E2" style:family="table-cell">
      <style:table-cell-properties fo:padding="0.0382in" fo:border-left="0.05pt solid #000000" fo:border-right="none" fo:border-top="none" fo:border-bottom="0.05pt solid #000000"/>
    </style:style>
    <style:style style:name="Tabelle1.F2" style:family="table-cell">
      <style:table-cell-properties fo:padding="0.0382in" fo:border-left="0.05pt solid #000000" fo:border-right="none" fo:border-top="none" fo:border-bottom="0.05pt solid #000000"/>
    </style:style>
    <style:style style:name="Tabelle1.G2" style:family="table-cell">
      <style:table-cell-properties fo:padding="0.0382in" fo:border-left="0.05pt solid #000000" fo:border-right="none" fo:border-top="none" fo:border-bottom="0.05pt solid #000000"/>
    </style:style>
    <style:style style:name="Tabel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382in" fo:border-left="0.05pt solid #000000" fo:border-right="none" fo:border-top="none" fo:border-bottom="0.05pt solid #000000"/>
    </style:style>
    <style:style style:name="Tabelle1.B3" style:family="table-cell">
      <style:table-cell-properties fo:padding="0.0382in" fo:border-left="0.05pt solid #000000" fo:border-right="none" fo:border-top="none" fo:border-bottom="0.05pt solid #000000"/>
    </style:style>
    <style:style style:name="Tabelle1.C3" style:family="table-cell">
      <style:table-cell-properties fo:padding="0.0382in" fo:border-left="0.05pt solid #000000" fo:border-right="none" fo:border-top="none" fo:border-bottom="0.05pt solid #000000"/>
    </style:style>
    <style:style style:name="Tabelle1.D3" style:family="table-cell">
      <style:table-cell-properties fo:padding="0.0382in" fo:border-left="0.05pt solid #000000" fo:border-right="none" fo:border-top="none" fo:border-bottom="0.05pt solid #000000"/>
    </style:style>
    <style:style style:name="Tabelle1.E3" style:family="table-cell">
      <style:table-cell-properties fo:padding="0.0382in" fo:border-left="0.05pt solid #000000" fo:border-right="none" fo:border-top="none" fo:border-bottom="0.05pt solid #000000"/>
    </style:style>
    <style:style style:name="Tabelle1.F3" style:family="table-cell">
      <style:table-cell-properties fo:padding="0.0382in" fo:border-left="0.05pt solid #000000" fo:border-right="none" fo:border-top="none" fo:border-bottom="0.05pt solid #000000"/>
    </style:style>
    <style:style style:name="Tabelle1.G3" style:family="table-cell">
      <style:table-cell-properties fo:padding="0.0382in" fo:border-left="0.05pt solid #000000" fo:border-right="none" fo:border-top="none" fo:border-bottom="0.05pt solid #000000"/>
    </style:style>
    <style:style style:name="Tabelle1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382in" fo:border="none"/>
    </style:style>
    <style:style style:name="Tabelle1.B4" style:family="table-cell">
      <style:table-cell-properties fo:padding="0.0382in" fo:border="none"/>
    </style:style>
    <style:style style:name="Tabelle1.C4" style:family="table-cell">
      <style:table-cell-properties fo:padding="0.0382in" fo:border="none"/>
    </style:style>
    <style:style style:name="Tabelle1.D4" style:family="table-cell">
      <style:table-cell-properties fo:padding="0.0382in" fo:border="none"/>
    </style:style>
    <style:style style:name="Tabelle1.E4" style:family="table-cell">
      <style:table-cell-properties fo:padding="0.0382in" fo:border="none"/>
    </style:style>
    <style:style style:name="Tabelle1.F4" style:family="table-cell">
      <style:table-cell-properties fo:padding="0.0382in" fo:border="none"/>
    </style:style>
    <style:style style:name="Tabelle1.G4" style:family="table-cell">
      <style:table-cell-properties fo:padding="0.0382in" fo:border="none"/>
    </style:style>
    <style:style style:name="Tabelle1.H4" style:family="table-cell">
      <style:table-cell-properties fo:padding="0.0382in" fo:border="none"/>
    </style:style>
    <style:style style:name="Tabelle7" style:family="table">
      <style:table-properties style:width="3.0118in" table:align="right"/>
    </style:style>
    <style:style style:name="Tabelle7.A" style:family="table-column">
      <style:table-column-properties style:column-width="1.6764in"/>
    </style:style>
    <style:style style:name="Tabelle7.B" style:family="table-column">
      <style:table-column-properties style:column-width="0.4285in"/>
    </style:style>
    <style:style style:name="Tabelle7.C" style:family="table-column">
      <style:table-column-properties style:column-width="0.9069in"/>
    </style:style>
    <style:style style:name="Tabel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0382in" fo:border="0.05pt solid #000000"/>
    </style:style>
    <style:style style:name="P1" style:family="paragraph" style:parent-style-name="Frame_20_contents">
      <style:paragraph-properties>
        <style:tab-stops>
          <style:tab-stop style:position="7.0835in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in" fo:margin-bottom="0in" fo:text-align="end" style:justify-single-word="false">
        <style:tab-stops>
          <style:tab-stop style:position="6.698in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top="0in" fo:margin-bottom="0in">
        <style:tab-stops>
          <style:tab-stop style:position="6.698in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Frame_20_contents">
      <style:paragraph-properties fo:margin-top="0in" fo:margin-bottom="0.0398in">
        <style:tab-stops>
          <style:tab-stop style:position="4.3437in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Frame_20_contents">
      <style:paragraph-properties fo:margin-top="0in" fo:margin-bottom="0.0398in">
        <style:tab-stops>
          <style:tab-stop style:position="4.3437in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Text_20_body">
      <style:paragraph-properties fo:margin-top="0in" fo:margin-bottom="0in"/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in" fo:margin-bottom="0in">
        <style:tab-stops>
          <style:tab-stop style:position="6.698in" style:type="right"/>
        </style:tab-stops>
      </style:paragraph-properties>
      <style:text-properties style:font-name="Nimbus Sans L" fo:font-size="10pt" style:font-size-asian="10pt" style:font-size-complex="10pt"/>
    </style:style>
    <style:style style:name="P8" style:family="paragraph" style:parent-style-name="Text_20_body">
      <style:paragraph-properties fo:margin-top="0in" fo:margin-bottom="0in" fo:text-align="start" style:justify-single-word="false">
        <style:tab-stops>
          <style:tab-stop style:position="4.25in"/>
        </style:tab-stops>
      </style:paragraph-properties>
      <style:text-properties style:font-name="Nimbus Sans L" fo:font-size="10pt" style:font-size-asian="10pt" style:font-size-complex="10pt"/>
    </style:style>
    <style:style style:name="P9" style:family="paragraph" style:parent-style-name="Text_20_body">
      <style:paragraph-properties fo:margin-top="0in" fo:margin-bottom="0in" fo:text-align="start" style:justify-single-word="false">
        <style:tab-stops>
          <style:tab-stop style:position="3.8335in"/>
        </style:tab-stops>
      </style:paragraph-properties>
      <style:text-properties style:font-name="Nimbus Sans L" fo:font-size="10pt" style:font-size-asian="10pt" style:font-size-complex="10pt"/>
    </style:style>
    <style:style style:name="P10" style:family="paragraph" style:parent-style-name="Text_20_body">
      <style:paragraph-properties fo:margin-top="0in" fo:margin-bottom="0in" fo:text-align="start" style:justify-single-word="false">
        <style:tab-stops>
          <style:tab-stop style:position="4.8126in"/>
        </style:tab-stops>
      </style:paragraph-properties>
      <style:text-properties style:font-name="Nimbus Sans L" fo:font-size="10pt" style:font-size-asian="10pt" style:font-size-complex="10pt"/>
    </style:style>
    <style:style style:name="P11" style:family="paragraph" style:parent-style-name="Text_20_body">
      <style:paragraph-properties fo:margin-top="0in" fo:margin-bottom="0.0783in">
        <style:tab-stops>
          <style:tab-stop style:position="4.3425in"/>
        </style:tab-stops>
      </style:paragraph-properties>
      <style:text-properties style:font-name="Nimbus Sans L" fo:font-size="10pt" style:font-size-asian="10pt" style:font-size-complex="10pt"/>
    </style:style>
    <style:style style:name="P12" style:family="paragraph" style:parent-style-name="Text_20_body">
      <style:paragraph-properties fo:margin-top="0in" fo:margin-bottom="0in">
        <style:tab-stops>
          <style:tab-stop style:position="6.698in" style:type="right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in" fo:margin-bottom="0.0783in">
        <style:tab-stops>
          <style:tab-stop style:position="4.3437in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in" fo:margin-bottom="0.0398in">
        <style:tab-stops>
          <style:tab-stop style:position="1.4791in"/>
          <style:tab-stop style:position="1.7709in"/>
        </style:tab-stops>
      </style:paragraph-properties>
      <style:text-properties style:font-name="Nimbus Sans L" fo:font-size="9pt" style:font-size-asian="9pt" style:font-size-complex="9pt"/>
    </style:style>
    <style:style style:name="P15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6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7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1" style:family="paragraph" style:parent-style-name="Text_20_body">
      <style:paragraph-properties fo:margin-top="0in" fo:margin-bottom="0in" fo:text-align="center" style:justify-single-word="false"/>
      <style:text-properties style:font-name="Nimbus Sans L" fo:font-size="20pt" fo:font-weight="bold" style:font-size-asian="20pt" style:font-weight-asian="bold" style:font-size-complex="20pt" style:font-weight-complex="bold"/>
    </style:style>
    <style:style style:name="P22" style:family="paragraph" style:parent-style-name="Text_20_body">
      <style:paragraph-properties fo:margin-top="0in" fo:margin-bottom="0in"/>
      <style:text-properties fo:font-size="8pt" style:font-size-asian="8pt" style:font-size-complex="8pt"/>
    </style:style>
    <style:style style:name="P23" style:family="paragraph" style:parent-style-name="Text_20_body">
      <style:paragraph-properties fo:margin-top="0in" fo:margin-bottom="0in">
        <style:tab-stops>
          <style:tab-stop style:position="6.698in" style:type="right"/>
        </style:tab-stops>
      </style:paragraph-properties>
    </style:style>
    <style:style style:name="P24" style:family="paragraph" style:parent-style-name="Text_20_body">
      <style:paragraph-properties fo:margin-top="0in" fo:margin-bottom="0in"/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top="0in" fo:margin-bottom="0in">
        <style:tab-stops>
          <style:tab-stop style:position="6.698in" style:type="right"/>
        </style:tab-stops>
      </style:paragraph-properties>
      <style:text-properties style:font-name="Arial3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 text:number-lines="false" text:line-number="0"/>
      <style:text-properties style:font-name="Arial3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Nimbus Sans L"/>
    </style:style>
    <style:style style:name="P28" style:family="paragraph" style:parent-style-name="Table_20_Contents">
      <style:paragraph-properties fo:text-align="start" style:justify-single-word="false"/>
      <style:text-properties style:font-name="Nimbus Sans L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Grafik2" text:anchor-type="paragraph" svg:x="5.7972in" svg:y="0.0091in" svg:width="1.0311in" svg:height="1.252in" draw:z-index="0"><draw:image xlink:href="../LinuxPinguin.jpg" xlink:type="simple" xlink:show="embed" xlink:actuate="onLoad"/></draw:frame>Linux und andere Pinguine AG</text:p>
      <text:p text:style-name="P24">Arktisstr. 1</text:p>
      <text:p text:style-name="P24">9999 <text:s/>Irgendwo<text:line-break/>Telefon<text:tab/>: <text:s/>099 999 99 99</text:p>
      <text:p text:style-name="P6"/>
      <text:p text:style-name="P21">Reklamation</text:p>
      <text:p text:style-name="P6"/>
      <text:p text:style-name="P11">Auftragsnummer: &lt;%ordnumber%&gt;<text:tab/>Auftragsdatum: &lt;%orddate%&gt;<text:line-break/>&lt;%if donumber%&gt;Lieferscheinnummer: &lt;%donumber%&gt;&lt;%end%&gt;<text:tab/>&lt;%if reqdate%&gt;Liefertermin: &lt;%reqdate%&gt;<text:line-break/>&lt;%end%&gt;</text:p>
      <text:p text:style-name="P13">Rechnungsadresse<text:tab/>&lt;%if shiptoname%&gt;Lieferadresse&lt;%end%&gt;</text:p>
      <text:p text:style-name="P4"><text:span text:style-name="T1">&lt;%name%&gt;<text:tab/></text:span><text:span text:style-name="Source_20_Text"><text:span text:style-name="T1">&lt;%if shiptoname%&gt;&lt;%shiptoname%&gt;&lt;%end%&gt;</text:span></text:span></text:p>
      <text:p text:style-name="P4"><text:span text:style-name="T1">&lt;%street%&gt;<text:tab/></text:span><text:span text:style-name="Source_20_Text"><text:span text:style-name="T1">&lt;%if shiptoname%&gt;&lt;%shiptostreet%&gt;&lt;%end%&gt;</text:span></text:span></text:p>
      <text:p text:style-name="P5"><text:span text:style-name="T2">&lt;%if country%&gt;&lt;%country%&gt; - &lt;%end%&gt;&lt;%zipcode%&gt; &lt;%city%&gt;<text:tab/>&lt;%if shiptoname%&gt;&lt;%if shiptocountry%&gt;&lt;%shiptocountry%&gt; - &lt;%end%&gt;&lt;%shiptozipcode%&gt; &lt;%shiptocity%&gt;&lt;%end%&gt;</text:span><text:span text:style-name="T1"><text:line-break/></text:span></text:p>
      <text:p text:style-name="P14">&lt;%if cusordnumber%&gt;Bestellnummer: &lt;%cusordnumber%&gt;</text:p>
      <text:p text:style-name="P14">&lt;%end%&gt;&lt;%if cp_name%&gt;AnsprechpartnerIn: &lt;%cp_givenname%&gt; &lt;%cp_name%&gt;&lt;%end%&gt;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P16">Artikel-Nr</text:p>
            </table:table-cell>
            <table:table-cell table:style-name="Tabelle1.A1" office:value-type="string">
              <text:p text:style-name="P16">Beschreibung</text:p>
            </table:table-cell>
            <table:table-cell table:style-name="Tabelle1.A1" office:value-type="string">
              <text:p text:style-name="P17">Anzahl</text:p>
            </table:table-cell>
            <table:table-cell table:style-name="Tabelle1.A1" office:value-type="string">
              <text:p text:style-name="P17">Einheit</text:p>
            </table:table-cell>
            <table:table-cell table:style-name="Tabelle1.A1" office:value-type="string">
              <text:p text:style-name="P15">Preis</text:p>
            </table:table-cell>
            <table:table-cell table:style-name="Tabelle1.A1" office:value-type="string">
              <text:p text:style-name="P15">Rabatt</text:p>
            </table:table-cell>
            <table:table-cell table:style-name="Tabelle1.A1" office:value-type="string">
              <text:p text:style-name="P15"/>
            </table:table-cell>
            <table:table-cell table:style-name="Tabelle1.H1" office:value-type="string">
              <text:p text:style-name="P15">Summe</text:p>
            </table:table-cell>
          </table:table-row>
        </table:table-header-rows>
        <table:table-row>
          <table:table-cell table:style-name="Tabelle1.A2" office:value-type="string">
            <text:p text:style-name="P18">&lt;%foreachrow position%&gt;&lt;%part.partnumber%&gt;</text:p>
          </table:table-cell>
          <table:table-cell table:style-name="Tabelle1.B2" office:value-type="string">
            <text:p text:style-name="P27">&lt;%description%&gt;</text:p>
            <text:p text:style-name="P27">Reklamationsgrund: &lt;%reason.description%&gt;</text:p>
          </table:table-cell>
          <table:table-cell table:style-name="Tabelle1.C2" office:value-type="string">
            <text:p text:style-name="P19">&lt;%qty_as_number%&gt;</text:p>
          </table:table-cell>
          <table:table-cell table:style-name="Tabelle1.D2" office:value-type="string">
            <text:p text:style-name="P19">&lt;%unit%&gt;</text:p>
          </table:table-cell>
          <table:table-cell table:style-name="Tabelle1.E2" office:value-type="string">
            <text:p text:style-name="P20">&lt;%sellprice_as_number%&gt;</text:p>
          </table:table-cell>
          <table:table-cell table:style-name="Tabelle1.F2" office:value-type="string">
            <text:p text:style-name="P19">&lt;%if discount%&gt;&lt;% discount_as_percent %&gt; %&lt;%end%&gt;</text:p>
          </table:table-cell>
          <table:table-cell table:style-name="Tabelle1.G2" office:value-type="string">
            <text:p text:style-name="P19">&lt;%currency%&gt;</text:p>
          </table:table-cell>
          <table:table-cell table:style-name="Tabelle1.H2" office:value-type="string">
            <text:p text:style-name="P20">&lt;%linetotal%&gt;&lt;%end position%&gt;</text:p>
          </table:table-cell>
        </table:table-row>
        <table:table-row>
          <table:table-cell table:style-name="Tabelle1.A3" office:value-type="string">
            <text:p text:style-name="P18">&lt;%foreachrow tax%&gt;</text:p>
          </table:table-cell>
          <table:table-cell table:style-name="Tabelle1.B3" office:value-type="string">
            <text:p text:style-name="P18">&lt;%taxdescription%&gt; auf &lt;%taxbase%&gt;</text:p>
          </table:table-cell>
          <table:table-cell table:style-name="Tabelle1.C3" office:value-type="string">
            <text:p text:style-name="P19"/>
          </table:table-cell>
          <table:table-cell table:style-name="Tabelle1.D3" office:value-type="string">
            <text:p text:style-name="P19"/>
          </table:table-cell>
          <table:table-cell table:style-name="Tabelle1.E3" office:value-type="string">
            <text:p text:style-name="P20"/>
          </table:table-cell>
          <table:table-cell table:style-name="Tabelle1.F3" office:value-type="string">
            <text:p text:style-name="P19"/>
          </table:table-cell>
          <table:table-cell table:style-name="Tabelle1.G3" office:value-type="string">
            <text:p text:style-name="P19">&lt;%currency%&gt;</text:p>
          </table:table-cell>
          <table:table-cell table:style-name="Tabelle1.H3" office:value-type="string">
            <text:p text:style-name="P20">&lt;%tax%&gt; &lt;%end tax%&gt;</text:p>
          </table:table-cell>
        </table:table-row>
        <table:table-row>
          <table:table-cell table:style-name="Tabelle1.A4" office:value-type="string">
            <text:p text:style-name="P18">&lt;%if rounding != "0.00"%&gt;</text:p>
          </table:table-cell>
          <table:table-cell table:style-name="Tabelle1.B4" office:value-type="string">
            <text:p text:style-name="P18">Rundung</text:p>
          </table:table-cell>
          <table:table-cell table:style-name="Tabelle1.C4" office:value-type="string">
            <text:p text:style-name="P19"/>
          </table:table-cell>
          <table:table-cell table:style-name="Tabelle1.D4" office:value-type="string">
            <text:p text:style-name="P19"/>
          </table:table-cell>
          <table:table-cell table:style-name="Tabelle1.E4" office:value-type="string">
            <text:p text:style-name="P20"/>
          </table:table-cell>
          <table:table-cell table:style-name="Tabelle1.F4" office:value-type="string">
            <text:p text:style-name="P19"/>
          </table:table-cell>
          <table:table-cell table:style-name="Tabelle1.G4" office:value-type="string">
            <text:p text:style-name="P19">&lt;%currency%&gt;</text:p>
          </table:table-cell>
          <table:table-cell table:style-name="Tabelle1.H4" office:value-type="string">
            <text:p text:style-name="P20">&lt;%rounding%&gt; &lt;%end%&gt;</text:p>
          </table:table-cell>
        </table:table-row>
      </table:table>
      <text:p text:style-name="P22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3">Gesamtbetrag</text:p>
          </table:table-cell>
          <table:table-cell table:style-name="Tabelle7.A1" office:value-type="string">
            <text:p text:style-name="P26">&lt;%currency%&gt;</text:p>
          </table:table-cell>
          <table:table-cell table:style-name="Tabelle7.C1" office:value-type="string">
            <text:p text:style-name="P2">&lt;%reclamation.amount_as_number%&gt;</text:p>
          </table:table-cell>
        </table:table-row>
      </table:table>
      <text:p text:style-name="P23"/>
      <text:p text:style-name="P7">&lt;%if notes%&gt;&lt;%notes%&gt;&lt;%end if%&gt;</text:p>
      <text:p text:style-name="P7"/>
      <text:p text:style-name="P25">&lt;%if delivery_term%&gt;Lieferbedingungen: &lt;%delivery_term.description_long%&gt;&lt;%end%&gt;</text:p>
      <text:p text:style-name="P7"/>
      <text:p text:style-name="P12">Zahlungsbedingungen: &lt;%payment_terms%&gt;</text:p>
      <text:p text:style-name="P7"/>
      <text:p text:style-name="P8"><text:tab/>Vielen Dank für den Auftrag</text:p>
      <text:p text:style-name="P9"/>
      <text:p text:style-name="P10"><text:tab/>&lt;%employee_name%&gt;</text:p>
    </office:text>
  </office:body>
</office:document-content>
</file>

<file path=styles.xml><?xml version="1.0" encoding="utf-8"?>
<office:document-styles xmlns:css3t="http://www.w3.org/TR/css3-text/" xmlns:grddl="http://www.w3.org/2003/g/data-view#" xmlns:office="urn:oasis:names:tc:opendocument:xmlns:office:1.0" xmlns:xhtml="http://www.w3.org/1999/xhtml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office:version="1.1"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3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1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Arial3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3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/>
      <style:text-properties style:font-name="Arial1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7.0835in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8335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1">
  <office:meta>
    <meta:generator>LibreOffice/7.6.5.2$Linux_X86_64 LibreOffice_project/60$Build-2</meta:generator>
    <meta:initial-creator>Moritz Bunkus</meta:initial-creator>
    <meta:creation-date>2006-01-20T13:23:02</meta:creation-date>
    <dc:date>2024-03-18T16:06:10.354702888</dc:date>
    <dc:language>de-DE</dc:language>
    <meta:editing-cycles>197</meta:editing-cycles>
    <meta:editing-duration>P2DT8H30M31S</meta:editing-duration>
    <meta:document-statistic meta:table-count="2" meta:image-count="1" meta:object-count="0" meta:page-count="1" meta:paragraph-count="44" meta:word-count="115" meta:character-count="1427" meta:non-whitespace-character-count="1342"/>
    <meta:user-defined meta:name="Info 1"/>
    <meta:user-defined meta:name="Info 2"/>
    <meta:user-defined meta:name="Info 3"/>
    <meta:user-defined meta:name="Info 4"/>
  </office:meta>
</office:document-meta>
</file>